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fr" fo:country="FR" style:language-asian="fr" style:country-asian="FR"/>
    </style:style>
    <style:style style:name="T1" style:family="text">
      <style:text-properties fo:language="fr" fo:country="FR"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vre X</text:h>
      <text:p text:style-name="_3c_argument_3e_"><text:span text:style-name="_3c_pb_3e_"><text:span text:style-name="T1">[437]</text:span></text:span><text:span text:style-name="T1">L’Hymen qui avoit été des nôces se trouva de même à celles d’Orphée ; mais il n’y fût d’aucun bon presage : car Euridice mourut bien-tôt aprés, et perdit même un deuxiéme vie. Orphée n’en fût pas moins interdit que celui qui se sentit durcir un pierre à la vûe de Cerbere. Comme il se fût ensuite retiré sur une montagne, où il exprimoit diverses metamorphoses sur sa lire, dont l’harmonie anima tous les arbres voisins qui accoururent en foule au tour de lui, il y remarqua entr’autres le Pin, auquel avoit été changé Atis, et le Cipres, qui avoit autrefois été Ciparisse.</text:span></text:p>
      <text:h text:style-name="Heading_20_2" text:outline-level="2"><text:span text:style-name="T1">Fable I<text:line-break/>Les noces d’Orphée et d’Euridice. La descente d’Orphée aux Enfers. Olene et Lethée changez en pierres.</text:span></text:h>
      <text:p text:style-name="Standard"><text:span text:style-name="_3c_pb_3e_"><text:span text:style-name="T1">[439]</text:span></text:span><text:span text:style-name="T1">Le Dieu des nopces vétu de jaune s’envola d’Égypte en Thrace où la voix d’Orphée l’appelloit. Il ne manqua pas de s’y trouver, mais il n’y prononça pas les paroles solemnelles qu’il dit ordinairement à ces fêtes. Bien plus il n’y parût point avec un visage riant, ni avec de bons presages. La torche même qu’il tenoit en main, étoit d’une cire qui fondoit en larmes ; elle petilloit en brulant, et quoi qu’il la sécouât, elle ne rendoit qu’une fumée épaisse. L’évenement fût encore plus funeste que l’augure, car la nouvelle mariée se promenant sur une Pelouse avec une troupe de jeunes Nymphes elle tomba morte à terre de la piqueure d’un serpent qui l’avoit morduë au talon.</text:span></text:p>
      <text:p text:style-name="Standard"><text:span text:style-name="T1">En vain Orphée addressa ses plaintes aux Divinitez du Ciel, il se tourna vers les Infernales, et même il eût le courage de descendre aux Enfers par la porte de Tenare. Il passa au travers des phantômes dont ce </text:span><text:span text:style-name="_3c_pb_3e_"><text:span text:style-name="T1">[441]</text:span></text:span><text:span text:style-name="T1">pays est peuplé. Ensuite il aborde Proserpine et Pluton qui domine dans ces tristes lieux, et commençant à toucher son luth il se plaignoit en ces termes. Puissantes Divinitez qui regnez dans ce bas monde où tous les mortels sont precipitez, si vous me permettez de parler, je vous diray sans déguisement que je ne viens pas ici pour voir les Enfers, ni pour enchaîner vôtre chien monstrueux, ma femme Euridice qui est morte forte jeune de la morsure d’un serpent, est la seule cause de mon voyage. J’ay souffert sa perte autant que j’ay pû, et j’avouë sincerement que j’ay employé toutes choses pour surmonter ma douleur, mais enfin l’amour l’a emporté. Ce Dieu est assés connu sur la terre, je ne sçay s’il l’est ici, je crois neanmoins qu’on l’y connoit. Car s’il faut ajoûter foy à la tradition ancienne d’un enlevement, l’amour a uni vos cœurs ensemble. Je vous prie donc par ces lieux pleins d’effroy, par l’immense étenduë de ce cahos, et par le silence éternel qui regne dans vôtre Empire, je vous conjure, vous dis-je, de rendre la vie à Euridice que les Parques lui ont ôtée prématurément. Tous les hommes vous doivent tribut, et aprés avoir vécu quelque temps, les uns plus, les autres moins, ils viennent tous dans ces lieux vous rendre hommage, c’est leur derniere habitation, et ensuite vous regnez sur eux durant plusieurs </text:span><text:span text:style-name="_3c_pb_3e_"><text:span text:style-name="T1">[443]</text:span></text:span><text:span text:style-name="T1">siécles. Eurydice deviendra encore vôtre tributaire aprés la maturité de ses ans, je vous demande par grace de me la rendre vivante. Si les Parques s’y opposent, je suis resolu à demeurer ici et de mourir auprés d’elle.</text:span></text:p>
      <text:p text:style-name="Standard"><text:span text:style-name="T1">Orphée exprima ses plaintes au son de sa Lyre d’une maniere si touchante, que les ames des enfers en pleurerent. Tantale tout alteré qu’il est, cessa de porter ses levres dans l’eau qui s’enfuit de lui à mesure qu’il en veut boire. La roüe d’Ixion s’arrêta, et les vautours affamez s’abstinrent de becqueter le cœur de Tytie. Les Danaïdes quitterent leurs cruches, et Sisyphe s’assit sur sa pierre sans songer à la rouler. On tient même que les furies qui n’avoient jamais pleuré, ne pûrent s’empêcher de verser des larmes au triste recit d’Orphée. Il obtint de Proserpine et de Pluton la grace qu’il demandoit. Eurydice fut appellée : elle étoit parmi les ames nouvellement arrivées dans ces lieux, et comme elle avoit été blessée au pied, elle ne vint qu’à pas lents.</text:span></text:p>
      <text:p text:style-name="Standard"><text:span text:style-name="T1">Orphée reçût donc sa femme avec cette condition, qu’il ne regarderoit point derriere lui jusqu’à ce qu’il fût sorti des enfers ; sans quoy il perdroit encore Eurydice. Ensuite ils se mirent en chemin par un sentier escarpé où le silence et les tenebres </text:span><text:span text:style-name="_3c_pb_3e_"><text:span text:style-name="T1">[445]</text:span></text:span><text:span text:style-name="T1">régnent éternellement : ils alloient dans un moment revoir le soleil, lorsque l’impatient Orphée craignant que sa femme ne s’égarât, et brûlant </text:span><text:soft-page-break/><text:span text:style-name="T1">d’envie de la revoir tourna la tête vers elle. Alors Eurydice disparût ; Orphée tendit les bras pour l’embrasser, mais il n’embrassa que l’air. Ainsi la malheureuse Eurydice mourût encore une fois, n’ayant à se plaindre de son mari que d’en avoir été trop aimée. Elle lui dit le dernier adieu qui fut à peine entendu, et ensuite elle se replongea dans l’abîme des Enfers. Il ne fut par moins sais d’étonnement à cette seconde mort, que l’infortuné Olene quand il vit Cerbere chargé de chaînes et qu’il fut changé en rocher. Lethée sa femme eût le même sort ; et ces deux corps transformez en pierre se voyant encore sur le mont Ida.</text:span></text:p>
      <text:p text:style-name="Standard"><text:span text:style-name="T1">Ensuite le triste Orphée conjura l’inexorable Caron de le repasser dans les enfers ; mais n’ayant pû le flechir il passa sept jours sans manger sur les bords du fleuve infernal. Le chagrin, l’affliction et les larmes lui servoient de nourriture, et aprés s’être plaint inutilement de la cruauté des Dieux infernaux, il retourna sur le mont Rhodope et sur les rives de l’Hemus dont les flots sont le joüet des Aquilons. Trois années se passerent sans qu’Orphée </text:span><text:span text:style-name="_3c_pb_3e_"><text:span text:style-name="T1">[447]</text:span></text:span><text:span text:style-name="T1">fût sensible aux propositions d’un second himen, soit qu’il regrettât encore Eurydice, où qu’il lui eût promis de ne pas songer à un second mariage. Cependant il arriva que plusieurs femmes le souhaiterent pour mari, mais toutes en furent rejettées. C’est lui qui le premier excita les Thraces à l’amour abominable des garçons.</text:span></text:p>
      <text:h text:style-name="Heading_20_2" text:outline-level="2"><text:span text:style-name="T1">Fable II<text:line-break/>Effets merveilleux du chant d’Orphée. Atys metamorphosé en pin</text:span></text:h>
      <text:p text:style-name="Standard"><text:span text:style-name="T1">Orphée monta un jour sur une colline où il y a avoit une plaine couverte d’un vert gazon, sans être ombragée d’aucun arbre. Il s’assit dans un endroit exposé aux ardeurs du soleil, mais aprés avoir joüé de la Lyre ce lieu se trouva couvert de plusieurs arbres qui apporterent avec eux tous les agrémens de l’ombre et de la fraîcheur. Les chênes, les peupliers, les cormiers, les tilleuls, les hêtres, les lauriers, les coudriers, les frênes et les sapins, les chênes verds et les planes ; l’erable, le saule et le lotos, le buis toûjours verdoyant, les myrtes, et les figuiers avec leurs figues violetes vinrent s’y planter eux-mêmes. Le lierre </text:span><text:span text:style-name="_3c_pb_3e_"><text:span text:style-name="T1">[449]</text:span></text:span><text:span text:style-name="T1">rempant, et l’ormeau tout entrelassé de septs de vignes, l’orme, et l’arbre qui produit la resine, l’arboisier chargé de fruit rouge, et le palmier qui couronne les vainqueurs, allerent aussi vers Orphée. Le pin ne manqua pas de s’y rendre ; il est l’arbre favori de Cybele depuis que son Prêtre Atys y fût transformé.</text:span></text:p>
      <text:h text:style-name="Heading_20_1" text:outline-level="1"><text:span text:style-name="T1">Livre XI</text:span></text:h>
      <text:p text:style-name="_3c_argument_3e_"><text:span text:style-name="_3c_pb_3e_"><text:span text:style-name="T1">[3]</text:span></text:span><text:span text:style-name="T1">Les femmes de Thrace qui mirent ce Poëte en pieces, furent changées en arbres. Bachus alors se retira de Thrace ; et Midas, pour luy avoir rendu Silene, en obtint le pouvoir de faire l’or. Cette faveur lui étoit à charge lors qu’il converit en or le sable du Pactole, en se lavant dans ses eaux. Apollon lui donna depuis des oreilles d’âne, pour le punir d’un mauvais jugement qu’il avoit prononcé contre lui : Aprés quoi ce Dieu revêtu d’une aparence humaine bâtit les murailles de Troïe. Lors que Hercule eût pris cette ville ; il donna Hésione pour Épouse à Telamon. Pelée avoit déjà épousé Tétis, aprés qu’elle lui eût échappé sous plusieurs figures ; et s’étant retiré auprés de Ceix, il en aprit la metamorphose de Dedale en éprevier, et il fût témoin de celle d’un loup en une pierre. Il arriva ensuite qu’Alicione, ayant vû en </text:span><text:span text:style-name="_3c_pb_3e_"><text:span text:style-name="T1">[5]</text:span></text:span><text:span text:style-name="T1">songe sous la figure de Morfée, son mari qui venoit de faire naufrage, fût changée aussi bien que lui en oiseau. Ceux dont ils furent aperçûs en l’air se souvinrent d’Esaque changé de même en un plongeaon qui le presentoit alors par hazard à leur vûë.</text:span></text:p>
      <text:h text:style-name="Heading_20_2" text:outline-level="2"><text:span text:style-name="T1">Fable I<text:line-break/>Orphée qui haissoit les femmes, est cruellement mis en pieces par les Bacchantes de Thrace. Un serpens est transformé en rocher</text:span></text:h>
      <text:p text:style-name="Standard"><text:span text:style-name="T1">Tandis qu’Orphée attiroit les bois, les bêtes, et les rochers par les charmes de son chant, une troupe de Bacchantes agitées de fureur, et revetuës de peaux sur l’estomach, apperçûrent du sommet d’une montagne cet incomparable Poëte qui chantoit ses vers sur la lyre. Aussi-tôt une d’entr’elles </text:span><text:soft-page-break/><text:span text:style-name="T1">qui avoit ces cheveux épars et flottans au gré du vent, se mit à dire tout haut : Voici cet homme, voilà celui qui a tant de mépris pour nous. Et alors elle, lui donne un coup de sa javeline au visage ; mais comme le fer étoit entortillé de feüilles, il n’y fit qu’une legere marque sans nulle blessure. Une autre lui jetta une pierre qui s’arrêta quelque temps en l’air par la </text:span><text:span text:style-name="_3c_pb_3e_"><text:span text:style-name="T1">[7]</text:span></text:span><text:span text:style-name="T1">voix charmante d’Orphée, et vint tomber à ses pieds, comme pour lui demander pardon d’avoir osé attenter sur sa personne.</text:span></text:p>
      <text:p text:style-name="Standard"><text:span text:style-name="T1">Cependant ces empottées redoublerent leurs attaques, elles ne garderent plus de mesure, et leur rage alla jusqu’à la fureur. Neanmoins ce musicien auroit amolli le fer et les pierres qu’on employoit contre lui, si les cris, le bruit horrible des flutes, les tambours, les battemens des mains, et les hurlemens horribles de ces Bacchantes n’eussent étouffé le son de sa lyre : Ainsi les rochers de ces lieux rougirent du sang d’Orphée dont ils n’avoient pû entendre le chant, alors ce nombre infini d’oiseaux, de serpens, et d’autres animaux qui étoient encore à l’entour d’Orphée ravis en admiration de sa voix, furent les premieres victimes de ces furieuses Menades. Elles porterent ensuite leurs sanglantes mains sur lui, et s’y jetterent en foule comme des oiseaux sur un hibou, quand ils le recontrent en plein jour, ou comme des chiens sur un cerf qui leur sert de proye le matin dans l’arene d’un amphitheatre. Ainsi ces Bacchantes acharnées lui jetterent leurs tyrses couverts de feüilles, qui n’étoient pas fait pour servir d’instrument à leur mechanceté.</text:span></text:p>
      <text:p text:style-name="Standard"><text:span text:style-name="T1">Les unes ramassent des mottes de terre, d’autres rompent des branches d’arbres, quelques-unes prennent des cailloux dont elles </text:span><text:span text:style-name="_3c_pb_3e_"><text:span text:style-name="T1">[9]</text:span></text:span><text:span text:style-name="T1">l’accablent cruellement. Leur fureur ne manqua point d’armes, car il arriva que des laboureurs, et des fossoyeurs qui travailloient en ces quartiers-là, voyant cette troupe de Bacchantes s’enfuirent d’abord, et abandonnerent leur travail et leurs outils, de sorte que les champs étoient parsemez de sarclets, de rateaux, et de bêches. Elles s’en saisirent brutalement, et aprés avoir detellé les bœufs, elles retournerent sur Orphée pour terminer son destin. Il tendit les mains, et alors sa voix lui fût inutile pour la premiere fois, n’ayant pû toucher les cœurs de ces inhumaines qui le tuerent. Helas son ame sortit de sa bouche, qui avoit eu le don d’émouvoir les rochers et les bêtes les plus feroces.</text:span></text:p>
      <text:p text:style-name="Standard"><text:span text:style-name="T1">Les oiseaux accablez de douleur, les bêtes sauvages, les rochers et les forêts qui t’avoient suivi très souvent au son de ta lyre, te pleurerent, malheureux Orphée. Les arbres depoüillez de leurs feuilles en repandirent des pleurs : On dit même que les fleuves grossirent des larmes qu’il verserent à ta mort funeste. Les Naïades et les Driades s’en habillerent de noir, et parurent toutes échevelées. Son corps dechiré en pieces fût dispersé en plusieurs endroits : On jetta sa tête dans l’hebre, et sa lyre flottant sur les eaux rendoit je ne sçay quel son plaintif : Sa langue quoi qu’inanimé murmuroit </text:span><text:span text:style-name="_3c_pb_3e_"><text:span text:style-name="T1">[11]</text:span></text:span><text:span text:style-name="T1">encore tristement ; et les rivages retentissoient d’une maniere lugubre.</text:span></text:p>
      <text:p text:style-name="Standard"><text:span text:style-name="T1">L’hebre qui arrose la Thrace porta dans la mer sa tête et sa lyre vers les côtes de Lesbos : un furieux serpent qui s’étoit glissé sur ce rivage étranger, lecha son visage et ses cheveux, d’où l’eau découloit encore. Apollon qui se rendit là comme il étoit prêt à mordre, endurcit sa gueule ouverte, et le transforma en rocher, lui laissant la bouche beante.</text:span></text:p>
      <text:p text:style-name="Standard"><text:span text:style-name="T1">Cependant l’ombre d’Orphée étoit allé aux Enfers, et il reconnut tous ces lieux où il étoit déjà descendu. Il y chercha Eurydice parmi les ames pieuses, et aprés l’avoir trouvée, il l’embrassa tendrement. C’est là que ce Poëte et sa femme se promenent maintenant ensemble ; et marchant tantôt aprés elle, et tantôt devant ; il se retourne pour la regarder, sans aprehender de la per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6T11:50:54.42</dc:date>
    <dc:creator>Karolina Suchecka</dc:creator>
    <meta:editing-duration>P3DT5H45M47S</meta:editing-duration>
    <meta:editing-cycles>19</meta:editing-cycles>
    <meta:generator>OpenOffice/4.1.6$Win32 OpenOffice.org_project/416m1$Build-9790</meta:generator>
    <meta:document-statistic meta:table-count="0" meta:image-count="0" meta:object-count="0" meta:page-count="3" meta:paragraph-count="19" meta:word-count="2086" meta:character-count="12145"/>
  </office:meta>
</office:document-meta>
</file>